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2a1" officeooo:paragraph-rsid="001062a1"/>
    </style:style>
    <style:style style:name="P2" style:family="paragraph" style:parent-style-name="Standard">
      <style:text-properties officeooo:rsid="001062a1" officeooo:paragraph-rsid="001062a1"/>
    </style:style>
    <style:style style:name="P3" style:family="paragraph" style:parent-style-name="Standard">
      <style:text-properties officeooo:rsid="00133f9f" officeooo:paragraph-rsid="00133f9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background-color="#282c34"/>
    </style:style>
    <style:style style:name="P5" style:family="paragraph" style:parent-style-name="Standard">
      <style:text-properties officeooo:paragraph-rsid="00133f9f"/>
    </style:style>
    <style:style style:name="P6" style:family="paragraph" style:parent-style-name="Standard">
      <style:text-properties officeooo:rsid="0018b593" officeooo:paragraph-rsid="0018b593"/>
    </style:style>
    <style:style style:name="P7" style:family="paragraph" style:parent-style-name="Standard">
      <style:text-properties officeooo:rsid="001c7d6d" officeooo:paragraph-rsid="001c7d6d"/>
    </style:style>
    <style:style style:name="P8" style:family="paragraph" style:parent-style-name="Standard">
      <style:text-properties officeooo:rsid="001d974c" officeooo:paragraph-rsid="001d974c"/>
    </style:style>
    <style:style style:name="P9" style:family="paragraph" style:parent-style-name="Standard">
      <style:text-properties officeooo:rsid="001d974c" officeooo:paragraph-rsid="0021d9eb"/>
    </style:style>
    <style:style style:name="T1" style:family="text">
      <style:text-properties officeooo:rsid="00133f9f"/>
    </style:style>
    <style:style style:name="T2" style:family="text">
      <style:text-properties officeooo:rsid="00134f19"/>
    </style:style>
    <style:style style:name="T3" style:family="text">
      <style:text-properties fo:color="#c678dd" loext:opacity="100%"/>
    </style:style>
    <style:style style:name="T4" style:family="text">
      <style:text-properties fo:color="#c678dd" loext:opacity="100%" fo:background-color="#282c34" loext:char-shading-value="0"/>
    </style:style>
    <style:style style:name="T5" style:family="text">
      <style:text-properties fo:color="#abb2bf" loext:opacity="100%"/>
    </style:style>
    <style:style style:name="T6" style:family="text">
      <style:text-properties fo:color="#abb2bf" loext:opacity="100%" fo:background-color="#282c34" loext:char-shading-value="0"/>
    </style:style>
    <style:style style:name="T7" style:family="text">
      <style:text-properties fo:color="#56b6c2" loext:opacity="100%"/>
    </style:style>
    <style:style style:name="T8" style:family="text">
      <style:text-properties fo:color="#98c379" loext:opacity="100%"/>
    </style:style>
    <style:style style:name="T9" style:family="text">
      <style:text-properties officeooo:rsid="001d974c"/>
    </style:style>
    <style:style style:name="T10" style:family="text">
      <style:text-properties officeooo:rsid="001f4c9c"/>
    </style:style>
    <style:style style:name="T11" style:family="text">
      <style:text-properties officeooo:rsid="0021411c"/>
    </style:style>
    <style:style style:name="T12" style:family="text">
      <style:text-properties officeooo:rsid="0021d9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4</text:p>
      <text:p text:style-name="P1"/>
      <text:p text:style-name="P1">eventos em python</text:p>
      <text:p text:style-name="P3">tratamento de exceções na linguagem python </text:p>
      <text:p text:style-name="P3"/>
      <text:p text:style-name="P3">-<text:span text:style-name="T2">try e except, similar ao try /catch</text:span></text:p>
      <text:p text:style-name="P5"><text:span text:style-name="T1"><text:tab/></text:span><text:span text:style-name="T2">ex: </text:span><text:span text:style-name="T4">try</text:span><text:span text:style-name="T6">:</text:span></text:p>
      <text:p text:style-name="P4"><text:span text:style-name="T5">   <text:tab/><text:tab/> x </text:span><text:span text:style-name="T3">=</text:span><text:span text:style-name="T5"> </text:span><text:span text:style-name="T7">int</text:span><text:span text:style-name="T5">(</text:span><text:span text:style-name="T7">input</text:span><text:span text:style-name="T5">(</text:span><text:span text:style-name="T8">'Digite um número inteiro: '</text:span><text:span text:style-name="T5">))</text:span></text:p>
      <text:p text:style-name="P4"><text:span text:style-name="T3"><text:tab/> <text:s text:c="5"/>except</text:span><text:span text:style-name="T5"> </text:span><text:span text:style-name="T7">ValueError</text:span><text:span text:style-name="T5">:</text:span></text:p>
      <text:p text:style-name="P4"><text:span text:style-name="T5">    <text:s text:c="14"/><text:tab/></text:span><text:span text:style-name="T7">print</text:span><text:span text:style-name="T5">(</text:span><text:span text:style-name="T8">'Entre com um número válido!'</text:span><text:span text:style-name="T5">)</text:span></text:p>
      <text:p text:style-name="P3"/>
      <text:p text:style-name="P6">Existem vários métodos e classes prontas para usar em tratamento de exceções </text:p>
      <text:p text:style-name="P6"/>
      <text:p text:style-name="P7">Erros em um programa python </text:p>
      <text:p text:style-name="P7">-erros e exceções </text:p>
      <text:p text:style-name="P7"><text:tab/>-<text:span text:style-name="T9">em python as exceções são objetos. A class Exception é derivada de BaseException </text:span></text:p>
      <text:p text:style-name="P7"/>
      <text:p text:style-name="P8">tratamento de exceções e eventos </text:p>
      <text:p text:style-name="P8">-<text:span text:style-name="T10">captura e manipulação de exceções </text:span></text:p>
      <text:p text:style-name="P9"><text:tab/><text:span text:style-name="T11">serve para evitar que o programa seja interrompido quando é levantada uma exceção, possibilitando um tratamento alternativo, </text:span><text:span text:style-name="T12">isso de chama CAPTURA DE EXCEÇÃO </text:span></text:p>
      <text:p text:style-name="P9"/>
      <text:p text:style-name="P9"/>
      <text:p text:style-name="P9"><text:span text:style-name="T11"><text:tab/> </text:span></text:p>
      <text:p text:style-name="P8"><text:tab/></text:p>
      <text:p text:style-name="P7"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6:37:53.982000000</meta:creation-date>
    <dc:date>2024-02-13T16:47:23.285000000</dc:date>
    <meta:editing-duration>PT1H4M39S</meta:editing-duration>
    <meta:editing-cycles>15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8" meta:word-count="100" meta:character-count="680" meta:non-whitespace-character-count="548"/>
  </office:meta>
</office:document-meta>
</file>